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background-color="#cccccc">
        <style:background-image/>
      </style:paragraph-properties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/text:p>
      <text:p text:style-name="Text_20_body"><text:tab/><text:tab/><text:tab/><text:tab/><text:tab/><text:tab/><text:text-input text:description="">$receive.title</text:text-input><text:text-input text:description=""/></text:p>
      <text:p text:style-name="P2"/>
      <text:p text:style-name="P2"><text:s text:c="5"/>Registered Address :</text:p>
      <text:p text:style-name="Text_20_body"><text:s text:c="5"/><text:text-input text:description="">$receive.registeredAddress</text:text-input></text:p>
      <text:p text:style-name="Text_20_body"/>
      <text:p text:style-name="P2"/>
      <text:p text:style-name="P2"><text:s text:c="5"/>Received From : </text:p>
      <text:p text:style-name="Text_20_body"><text:s text:c="5"/><text:text-input text:description="">$receive.receivedFrom</text:text-input></text:p>
      <text:p text:style-name="Text_20_body"><text:span text:style-name="T1"><text:s text:c="15"/>Date Received <text:s text:c="7"/>: </text:span><text:span text:style-name="T2"><text:text-input text:description="">$receive.dateReceived</text:text-input></text:span><text:span text:style-name="T2"> <text:s text:c="12"/></text:span><text:span text:style-name="T1">Payment Amount : </text:span><text:span text:style-name="T2"><text:text-input text:description="">$receive.payAmount</text:text-input></text:span><text:span text:style-name="T2"> <text:s/></text:span></text:p>
      <text:p text:style-name="Text_20_body"><text:span text:style-name="T2"><text:tab/> <text:s text:c="2"/></text:span><text:span text:style-name="T1">Payement Method : </text:span><text:span text:style-name="T2"><text:text-input text:description="">$receive.paymentMethod</text:text-input></text:span></text:p>
      <text:p text:style-name="Text_20_body"><text:span text:style-name="T2"><text:tab/> <text:s text:c="2"/></text:span><text:span text:style-name="T1">Cheque / Ref No <text:s text:c="3"/>: </text:span><text:span text:style-name="T2"><text:text-input text:description="">$receive.chequeOrRefNo</text:text-input></text:span><text:span text:style-name="T2"><text:text-input text:description=""/></text:span></text:p>
      <text:p text:style-name="P3"/>
      <text:p text:style-name="Text_20_body"><text:span text:style-name="T2"><text:s text:c="5"/></text:span><text:span text:style-name="T1">Invoice Paid </text:span></text:p>
      <text:p text:style-name="P2"><text:tab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">Date</text:p>
            </table:table-cell>
            <table:table-cell table:style-name="Table1.A1" office:value-type="string">
              <text:p text:style-name="P1">Number</text:p>
            </table:table-cell>
            <table:table-cell table:style-name="Table1.C1" office:value-type="string">
              <text:p text:style-name="P1">Amount Applied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/><text:span text:style-name="T2"><text:text-input text:description="">$invoice.invoiceDate</text:text-input></text:span></text:p>
          </table:table-cell>
          <table:table-cell table:style-name="Table1.A2" office:value-type="string">
            <text:p text:style-name="Table_20_Contents"><text:text-input text:description="">$invoice.invoiceNumber</text:text-input></text:p>
          </table:table-cell>
          <table:table-cell table:style-name="Table1.C2" office:value-type="string">
            <text:p text:style-name="Table_20_Contents"><text:text-input text:description="">$invoice.amountApplied</text:text-input></text:p>
          </table:table-cell>
        </table:table-row>
      </table:table>
      <text:p text:style-name="P2"/>
      <text:p text:style-name="P2"/>
      <text:p text:style-name="P2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1-28T18:09:39.03</dc:date>
    <meta:editing-duration>PT04H06M59S</meta:editing-duration>
    <meta:editing-cycles>100</meta:editing-cycles>
    <meta:document-statistic meta:table-count="1" meta:image-count="0" meta:object-count="0" meta:page-count="1" meta:paragraph-count="18" meta:word-count="36" meta:character-count="440"/>
  </office:meta>
</office:document-meta>
</file>